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0</text:p>
      <text:p text:style-name="P3"/>
      <text:p text:style-name="P4">Dátum stretnutia:<text:span text:style-name="T1"><text:tab/>22. 0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24. 0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lánovanie odovzdávania a práca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doc. Minárová<text:span text:style-name="T3"> nás informovala o priebehu odovzdávania projektu </text:span></text:p>
          <text:list>
            <text:list-item>
              <text:p text:style-name="P23">dohodli sme sa na termíne odovzdania - 29. 4. 2008</text:p>
            </text:list-item>
            <text:list-item>
              <text:p text:style-name="P23">konkurenčnému tímu odovzdáme:</text:p>
            </text:list-item>
          </text:list>
        </text:list-item>
        <text:list-item>
          <text:p text:style-name="P30"><text:s/>výsledný produkt (na CD, prípadne online prístupný na serveri)</text:p>
        </text:list-item>
        <text:list-item>
          <text:p text:style-name="P30">potrebnú dokumentáciu v elektronickej forme (používateľská a inštalačná príručka)</text:p>
        </text:list-item>
        <text:list-item>
          <text:p text:style-name="P23">úprava exportu životopisu do pdf</text:p>
          <text:list>
            <text:list-item>
              <text:p text:style-name="P23">zapracovanie nových prekladových reťazcov</text:p>
            </text:list-item>
            <text:list-item>
              <text:p text:style-name="P23">vytvorenie príslušných prekladových funkcií</text:p>
            </text:list-item>
          </text:list>
        </text:list-item>
        <text:list-item>
          <text:p text:style-name="P23">úprava CSS štýlov v nových častiach systému</text:p>
        </text:list-item>
      </text:list>
      <text:p text:style-name="P11"/>
      <text:h text:style-name="P21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2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22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20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22">15.3</text:p>
          </table:table-cell>
          <table:table-cell table:style-name="Tabuľka1.A4" office:value-type="string">
            <text:p text:style-name="P17">JHE, PC</text:p>
          </table:table-cell>
          <table:table-cell table:style-name="Tabuľka1.A2" office:value-type="string">
            <text:p text:style-name="P18">vytvorenie používateľskej dokumentácie k systému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6.2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prekladových reťazcov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21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8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tvoriť plagát na IIT.SRC 2008</text:p>
          </table:table-cell>
          <table:table-cell table:style-name="Tabuľka1.A2" office:value-type="string">
            <text:p text:style-name="P17">8. 4. 08</text:p>
          </table:table-cell>
          <table:table-cell table:style-name="Tabuľka1.A4" office:value-type="string">
            <text:p text:style-name="P17">15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9.1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CSS štýlov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9.2</text:p>
          </table:table-cell>
          <table:table-cell table:style-name="Tabuľka1.A4" office:value-type="string">
            <text:p text:style-name="P17">PF</text:p>
          </table:table-cell>
          <table:table-cell table:style-name="Tabuľka1.A2" office:value-type="string">
            <text:p text:style-name="P19">vytlačenie plagátu IIT.SRC 2008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9.3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9">importovanie DB od p. Steinmüllera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6">ID</text:p>
          </table:table-cell>
          <table:table-cell table:style-name="Tabuľka3.A1" office:value-type="string">
            <text:p text:style-name="P16">Člen tímu</text:p>
          </table:table-cell>
          <table:table-cell table:style-name="Tabuľka3.A1" office:value-type="string">
            <text:p text:style-name="P16">Úloha</text:p>
          </table:table-cell>
          <table:table-cell table:style-name="Tabuľka3.A1" office:value-type="string">
            <text:p text:style-name="P16">Začiatok</text:p>
          </table:table-cell>
          <table:table-cell table:style-name="Tabuľka3.E1" office:value-type="string">
            <text:p text:style-name="P16">Koniec</text:p>
          </table:table-cell>
        </table:table-row>
        <table:table-row>
          <table:table-cell table:style-name="Tabuľka3.A2" office:value-type="string">
            <text:p text:style-name="P15">20.1</text:p>
          </table:table-cell>
          <table:table-cell table:style-name="Tabuľka3.A2" office:value-type="string">
            <text:p text:style-name="P17">PC</text:p>
          </table:table-cell>
          <table:table-cell table:style-name="Tabuľka3.A2" office:value-type="string">
            <text:p text:style-name="P20">dokončiť úpravu exportu životopisu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0.2</text:p>
          </table:table-cell>
          <table:table-cell table:style-name="Tabuľka3.A2" office:value-type="string">
            <text:p text:style-name="P17">JHE</text:p>
          </table:table-cell>
          <table:table-cell table:style-name="Tabuľka3.A2" office:value-type="string">
            <text:p text:style-name="P20">úprava CSS štýlu nových častí systému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0.3</text:p>
          </table:table-cell>
          <table:table-cell table:style-name="Tabuľka3.A2" office:value-type="string">
            <text:p text:style-name="P17">PF</text:p>
          </table:table-cell>
          <table:table-cell table:style-name="Tabuľka3.A2" office:value-type="string">
            <text:p text:style-name="P20">vytvoriť zmysluplné selecty nad DB 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0.4</text:p>
          </table:table-cell>
          <table:table-cell table:style-name="Tabuľka3.A2" office:value-type="string">
            <text:p text:style-name="P17">JHO</text:p>
          </table:table-cell>
          <table:table-cell table:style-name="Tabuľka3.A2" office:value-type="string">
            <text:p text:style-name="P20">doplniť do nových controllerov security a logged kontroly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03T13:44:56</dc:date>
    <meta:editing-cycles>47</meta:editing-cycles>
    <meta:editing-duration>P1DT4H13M5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20" meta:word-count="325" meta:character-count="1861"/>
  </office:meta>
</office:document-meta>
</file>